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language="ru" fo:country="RU" officeooo:rsid="0023e910" officeooo:paragraph-rsid="0017c942"/>
    </style:style>
    <style:style style:name="P15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P16" style:family="paragraph" style:parent-style-name="Contents_20_Heading" style:master-page-name="First_20_Page">
      <style:paragraph-properties style:page-number="1"/>
    </style:style>
    <style:style style:name="P17" style:family="paragraph" style:parent-style-name="Standard">
      <style:text-properties fo:language="ru" fo:country="RU" officeooo:rsid="0023e910" officeooo:paragraph-rsid="0016399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fo:language="ru" fo:country="RU" officeooo:rsid="002cabe8"/>
    </style:style>
    <style:style style:name="T4" style:family="text">
      <style:text-properties officeooo:rsid="002c0e4a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8</text:span></text:p>
      <text:p text:style-name="Standard"/>
      <text:p text:style-name="P10"><text:span text:style-name="T1">Тема лабораторной работы: </text:span><text:span text:style-name="T3">Разработка графического приложения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3</text:span></text:a></text:p>
          <text:p text:style-name="P13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3</text:span></text:a></text:p>
          <text:p text:style-name="P13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4</text:span></text:a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4">5</text:span></text:a></text:p>
        </text:index-body>
      </text:table-of-content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Постановка задачи</text:p>
      <text:p text:style-name="P14"/>
      <text:p text:style-name="P14">Вывести на экран в графическом режиме графики двух функций на интервале от Xнач до Xкон с шагом dx. Первая функция задана с помощью ряда Тейлора, её вычисление должно выполняться с точностью ε = 0,0001. Значение параметра b (смещение второй функции по оси ординат) вводится с клавиатуры. Графики должны быть плавными и различаться цветами.</text:p>
      <text:p text:style-name="P14"/>
      <text:p text:style-name="P14">Вариант №6:</text:p>
      <text:p text:style-name="P14">y(x) = 2 * sum(1/((2n+1) * x^(2n+1))) при |x| &gt; 1</text:p>
      <text:p text:style-name="P14">z(x) = Arth(x) + b при |x| &gt; 1</text:p>
      <text:p text:style-name="P14"/>
      <text:p text:style-name="P15">Теоретическая часть</text:p>
      <text:p text:style-name="P14"/>
      <text:p text:style-name="P14">Событийно-управляемое программирование — это парадигма, в которой порядок выполнения программы определяется событиями (действиями пользователя: нажатие клавиш, клики мыши, перемещение курсора). Программа содержит главный цикл обработки сообщений и набор обработчиков событий.</text:p>
      <text:p text:style-name="P14"/>
      <text:p text:style-name="P14">Для создания графического интерфейса в Python используется модуль Tkinter. Основные виджеты:</text:p>
      <text:p text:style-name="P14"/>
      <text:p text:style-name="P14">- Canvas — полотно для рисования графических примитивов (линий, прямоугольников, текста).</text:p>
      <text:p text:style-name="P14">- Entry — поле для ввода/вывода текстовых данных.</text:p>
      <text:p text:style-name="P14">- Label — текстовая метка для пояснения полей ввода.</text:p>
      <text:p text:style-name="P14">- Button — кнопка для запуска действий (рисование графика, выход).</text:p>
      <text:p text:style-name="P14"/>
      <text:p text:style-name="P14">Преобразование координат:</text:p>
      <text:p text:style-name="P14"/>
      <text:p text:style-name="P14"><text:soft-page-break/>Для отображения графика в системе координат пользователя на полотне Canvas (где ось Y направлена вниз) используются масштабные коэффициенты:</text:p>
      <text:p text:style-name="P14"/>
      <text:p text:style-name="P14">Kx = MaxX / (Xmax - Xmin)</text:p>
      <text:p text:style-name="P14">Ky = MaxY / (Ymax - Ymin)</text:p>
      <text:p text:style-name="P14"/>
      <text:p text:style-name="P14">Xp = Kx * (Xi - Xmin)</text:p>
      <text:p text:style-name="P14">Yp = MaxY - Ky * (Yi - Ymin)</text:p>
      <text:p text:style-name="P14"/>
      <text:p text:style-name="P14">где MaxX, MaxY — размеры полотна в пикселях; Xmin, Xmax, Ymin, Ymax — границы отображаемой области в пользовательских единицах.</text:p>
      <text:p text:style-name="P14"/>
      <text:p text:style-name="P14">Ряд Тейлора для первой функции:</text:p>
      <text:p text:style-name="P14">y(x) = 2 * sum(1/((2n+1) * x^(2n+1)))</text:p>
      <text:p text:style-name="P14"/>
      <text:p text:style-name="P14">Вычисление ряда производится до тех пор, пока очередной член ряда не станет меньше заданной точности ε = 0,0001.</text:p>
      <text:p text:style-name="P14"/>
      <text:p text:style-name="P14">Вторая функция Arth(x) для |x| &gt; 1 вычисляется по формуле:</text:p>
      <text:p text:style-name="P14">Arth(x) = 0.5 * ln((x+1)/(x-1))</text:p>
      <text:p text:style-name="P14"/>
      <text:p text:style-name="P15">Листинг программы</text:p>
      <text:p text:style-name="P14"/>
      <text:p text:style-name="P14">Исходный код программы размещен в репозитории GitHub:</text:p>
      <text:p text:style-name="P14">https://github.com/printRush/BMSTU_Python_SysoevAS</text:p>
      <text:p text:style-name="P14"/>
      <text:p text:style-name="P14">Основные части программы:</text:p>
      <text:p text:style-name="P14"/>
      <text:p text:style-name="P14">1. arth_series(x) — вычисление первой функции с помощью ряда Тейлора с точностью ε.</text:p>
      <text:p text:style-name="P14"><text:soft-page-break/>2. arth_function(x) — вычисление второй функции Arth(x) + b с использованием логарифма.</text:p>
      <text:p text:style-name="P14">3. get_data() — считывание данных из полей ввода (границы, шаг меток, смещение b).</text:p>
      <text:p text:style-name="P14">4. plot_xy() — рисование координатных линеек с разметкой по осям.</text:p>
      <text:p text:style-name="P14">5. fdraw(func, color) — построение графика переданной функции указанным цветом.</text:p>
      <text:p text:style-name="P14">6. draw(event) — основная функция, вызываемая по нажатию кнопки «Рисовать».</text:p>
      <text:p text:style-name="P14">7. show_xy(event) — обработчик клика по полотну: вывод координат и рисование перекрестия.</text:p>
      <text:p text:style-name="P14">8. window_deleted() — обработчик закрытия окна с подтверждением.</text:p>
      <text:p text:style-name="P14"/>
      <text:p text:style-name="P15">Результат работы программы</text:p>
      <text:p text:style-name="P14"/>
      <text:p text:style-name="P14">Результатом работы программы является графическое окно, в котором отображаются:</text:p>
      <text:p text:style-name="P14"/>
      <text:p text:style-name="P14">- Координатные линейки с разметкой по осям X и Y.</text:p>
      <text:p text:style-name="P14">- График первой функции (ряд Тейлора) — синего цвета.</text:p>
      <text:p text:style-name="P14">- График второй функции Arth(x) + b — красного цвета.</text:p>
      <text:p text:style-name="P14">- Легенда с описанием функций.</text:p>
      <text:p text:style-name="P14">- Поля ввода для изменения границ, шага меток и параметра смещения b.</text:p>
      <text:p text:style-name="P14">- Кнопка «Рисовать» для обновления графиков после изменения параметров.</text:p>
      <text:p text:style-name="P14">- Кнопка «Выход» для завершения работы.</text:p>
      <text:p text:style-name="P14">- При клике на полотне выводятся координаты точки и рисуется пунктирное перекрестие.</text:p>
      <text:p text:style-name="P14"/>
      <text:p text:style-name="P15"/>
      <text:p text:style-name="P15"/>
      <text:p text:style-name="P15"/>
      <text:p text:style-name="P15"/>
      <text:p text:style-name="P15"><text:soft-page-break/>Список использованной литературы</text:p>
      <text:p text:style-name="P14"/>
      <text:p text:style-name="P14"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14">2. Брюс М. Ван Хорн II, Куан Нгуен. PyCharm: профессиональная работа на Python / пер. с англ. И.Л. Люско. – М.: ДМК Пресс, 2024. – 618 с.: ил.</text:p>
      <text:p text:style-name="P14">3. Welcome to python.org. — Текст : электронный // The official home of the Python Programming Language : [сайт]. — URL: https://www.python.org/ (дата обращения: 14.09.2025).</text:p>
      <text:p text:style-name="P14">4. Git. — Текст : электронный // Git : [сайт]. — URL: https://git-scm.com/ (дата обращения: 14.09.2025).</text:p>
      <text:p text:style-name="P14">5. GitHub. — Текст : электронный // GitHub : [сайт]. — URL: https://github.com/ (дата обращения: 14.09.2025).</text:p>
      <text:p text:style-name="P14"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8M42S</meta:editing-duration>
    <meta:editing-cycles>6</meta:editing-cycles>
    <meta:generator>LibreOffice/7.3.7.2$Linux_X86_64 LibreOffice_project/30$Build-2</meta:generator>
    <dc:title>my_default</dc:title>
    <dc:date>2026-04-07T17:49:24.557330180</dc:date>
    <meta:document-statistic meta:table-count="3" meta:image-count="1" meta:object-count="0" meta:page-count="7" meta:paragraph-count="80" meta:word-count="663" meta:character-count="4755" meta:non-whitespace-character-count="4141"/>
  </office:meta>
</office:document-meta>
</file>